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097361" officeooo:paragraph-rsid="00097361" style:font-weight-asian="bold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95379" officeooo:paragraph-rsid="00195379" style:font-weight-asian="bold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140821" officeooo:paragraph-rsid="00140821" style:font-weight-asian="bold" style:font-weight-complex="bold"/>
    </style:style>
    <style:style style:name="P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bold" officeooo:rsid="0031c84e" officeooo:paragraph-rsid="0031c84e" style:font-weight-asian="bold" style:font-weight-complex="bold"/>
    </style:style>
    <style:style style:name="P5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a69514" officeooo:paragraph-rsid="00a69514" style:font-weight-asian="bold" style:font-weight-complex="bold"/>
    </style:style>
    <style:style style:name="P6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2618c" officeooo:paragraph-rsid="00b2618c" style:font-weight-asian="bold" style:font-weight-complex="bold"/>
    </style:style>
    <style:style style:name="P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65339" officeooo:paragraph-rsid="00b65339" style:font-weight-asian="bold" style:font-weight-complex="bold"/>
    </style:style>
    <style:style style:name="P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bbace4" officeooo:paragraph-rsid="00bbace4" style:font-weight-asian="bold" style:font-weight-complex="bold"/>
    </style:style>
    <style:style style:name="P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97361" officeooo:paragraph-rsid="00097361" style:font-weight-asian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c6345" officeooo:paragraph-rsid="000c6345" style:font-weight-asian="normal" style:font-weight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d3185" officeooo:paragraph-rsid="000d3185" style:font-weight-asian="normal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bec4" officeooo:paragraph-rsid="000ebec4" style:font-weight-asian="normal" style:font-weight-complex="normal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4" style:family="paragraph" style:parent-style-name="Standard">
      <style:paragraph-properties fo:text-align="center" style:justify-single-word="false">
        <style:tab-stops>
          <style:tab-stop style:position="4.5138in"/>
        </style:tab-stops>
      </style:paragraph-properties>
      <style:text-properties fo:font-weight="normal" officeooo:rsid="000efa5e" officeooo:paragraph-rsid="00140821" style:font-weight-asian="normal" style:font-weight-complex="normal"/>
    </style:style>
    <style:style style:name="P1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1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95379" officeooo:paragraph-rsid="00195379" style:font-weight-asian="normal" style:font-weight-complex="normal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b6161" officeooo:paragraph-rsid="001b6161" style:font-weight-asian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f0353" officeooo:paragraph-rsid="001f0353" style:font-weight-asian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1f3e3" officeooo:paragraph-rsid="0021f3e3" style:font-weight-asian="normal" style:font-weight-complex="normal"/>
    </style:style>
    <style:style style:name="P20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41721" officeooo:paragraph-rsid="00241721" style:font-weight-asian="normal" style:font-weight-complex="normal"/>
    </style:style>
    <style:style style:name="P21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521d3" officeooo:paragraph-rsid="002521d3" style:font-weight-asian="normal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76ff2" officeooo:paragraph-rsid="00276ff2" style:font-weight-asian="normal" style:font-weight-complex="normal"/>
    </style:style>
    <style:style style:name="P23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24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c699" officeooo:paragraph-rsid="002ec699" style:font-weight-asian="normal" style:font-weight-complex="normal"/>
    </style:style>
    <style:style style:name="P2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f7b86" officeooo:paragraph-rsid="002f7b86" style:font-weight-asian="normal" style:font-weight-complex="normal"/>
    </style:style>
    <style:style style:name="P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4e610" officeooo:paragraph-rsid="0084e610" style:font-weight-asian="normal" style:font-weight-complex="normal"/>
    </style:style>
    <style:style style:name="P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cb252" officeooo:paragraph-rsid="008cb252" style:font-weight-asian="normal" style:font-weight-complex="normal"/>
    </style:style>
    <style:style style:name="P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3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34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741b2" officeooo:paragraph-rsid="009741b2" style:font-weight-asian="normal" style:font-weight-complex="normal"/>
    </style:style>
    <style:style style:name="P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a556c" officeooo:paragraph-rsid="009a556c" style:font-weight-asian="normal" style:font-weight-complex="normal"/>
    </style:style>
    <style:style style:name="P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b8721" officeooo:paragraph-rsid="009b8721" style:font-weight-asian="normal" style:font-weight-complex="normal"/>
    </style:style>
    <style:style style:name="P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cf9f1" officeooo:paragraph-rsid="009cf9f1" style:font-weight-asian="normal" style:font-weight-complex="normal"/>
    </style:style>
    <style:style style:name="P3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39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2733a" officeooo:paragraph-rsid="00a2733a" style:font-weight-asian="normal" style:font-weight-complex="normal"/>
    </style:style>
    <style:style style:name="P4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3f3c4" officeooo:paragraph-rsid="00a3f3c4" style:font-weight-asian="normal" style:font-weight-complex="normal"/>
    </style:style>
    <style:style style:name="P4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69514" officeooo:paragraph-rsid="00a69514" style:font-weight-asian="normal" style:font-weight-complex="normal"/>
    </style:style>
    <style:style style:name="P4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99882" officeooo:paragraph-rsid="00a99882" style:font-weight-asian="normal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a5d9d" officeooo:paragraph-rsid="00aa5d9d" style:font-weight-asian="normal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c59be" style:font-weight-asian="normal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59be" officeooo:paragraph-rsid="00a99882" style:font-weight-asian="normal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c9dd9" officeooo:paragraph-rsid="00ac9dd9" style:font-weight-asian="normal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d9b1c" officeooo:paragraph-rsid="00ad9b1c" style:font-weight-asian="normal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ae8da5" officeooo:paragraph-rsid="00ae8da5" style:font-weight-asian="normal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2618c" officeooo:paragraph-rsid="00b2618c" style:font-weight-asian="normal" style:font-weight-complex="normal"/>
    </style:style>
    <style:style style:name="P5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5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f4c1" officeooo:paragraph-rsid="00b3f4c1" style:font-weight-asian="normal" style:font-weight-complex="normal"/>
    </style:style>
    <style:style style:name="P5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54912" officeooo:paragraph-rsid="00b54912" style:font-weight-asian="normal" style:font-weight-complex="normal"/>
    </style:style>
    <style:style style:name="P5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55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ff3333" fo:font-weight="normal" officeooo:rsid="002f7b86" officeooo:paragraph-rsid="002f7b86" style:font-weight-asian="normal" style:font-weight-complex="normal"/>
    </style:style>
    <style:style style:name="P56" style:family="paragraph" style:parent-style-name="Standard">
      <style:paragraph-properties fo:text-align="justify" style:justify-single-word="false">
        <style:tab-stops>
          <style:tab-stop style:position="4.5138in"/>
        </style:tab-stops>
      </style:paragraph-properties>
      <style:text-properties fo:color="#800000" fo:font-weight="normal" officeooo:rsid="002f7b86" officeooo:paragraph-rsid="002f7b86" style:font-weight-asian="normal" style:font-weight-complex="normal"/>
    </style:style>
    <style:style style:name="P57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size="18pt" fo:font-weight="bold" officeooo:rsid="00b082ca" officeooo:paragraph-rsid="00b082ca" style:font-size-asian="18pt" style:font-weight-asian="bold" style:font-size-complex="18pt" style:font-weight-complex="bold"/>
    </style:style>
    <style:style style:name="P5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>
        <style:tab-stops>
          <style:tab-stop style:position="4.5138in"/>
        </style:tab-stops>
      </style:paragraph-properties>
      <style:text-properties fo:font-weight="normal" officeooo:rsid="003257af" officeooo:paragraph-rsid="003257af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2d5d2" officeooo:paragraph-rsid="0032d5d2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46d4f" officeooo:paragraph-rsid="00346d4f" style:font-weight-asian="normal" style:font-weight-complex="normal"/>
    </style:style>
    <style:style style:name="P6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8507" officeooo:paragraph-rsid="00388507" style:font-weight-asian="normal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8e6d4" officeooo:paragraph-rsid="0038e6d4" style:font-weight-asian="normal" style:font-weight-complex="normal"/>
    </style:style>
    <style:style style:name="P6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3e1fd3" officeooo:paragraph-rsid="003e1fd3" style:font-weight-asian="normal" style:font-weight-complex="normal"/>
    </style:style>
    <style:style style:name="P6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3d144" style:font-weight-asian="normal" style:font-weight-complex="normal"/>
    </style:style>
    <style:style style:name="P6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3d144" officeooo:paragraph-rsid="0044d45d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b5c2c" officeooo:paragraph-rsid="004b5c2c" style:font-weight-asian="normal" style:font-weight-complex="normal"/>
    </style:style>
    <style:style style:name="P6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c9c78" officeooo:paragraph-rsid="004dd764" style:font-weight-asian="normal" style:font-weight-complex="normal"/>
    </style:style>
    <style:style style:name="P6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e9b41" officeooo:paragraph-rsid="004fa7d7" style:font-weight-asian="normal" style:font-weight-complex="normal"/>
    </style:style>
    <style:style style:name="P6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5c7fa" officeooo:paragraph-rsid="0055c7fa" style:font-weight-asian="normal" style:font-weight-complex="normal"/>
    </style:style>
    <style:style style:name="P7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7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ce25" officeooo:paragraph-rsid="0058ce25" style:font-weight-asian="normal" style:font-weight-complex="normal"/>
    </style:style>
    <style:style style:name="P7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8d5df" officeooo:paragraph-rsid="0058d5df" style:font-weight-asian="normal" style:font-weight-complex="normal"/>
    </style:style>
    <style:style style:name="P7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ac400" officeooo:paragraph-rsid="005ac400" style:font-weight-asian="normal" style:font-weight-complex="normal"/>
    </style:style>
    <style:style style:name="P7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46d2b" officeooo:paragraph-rsid="00646d2b" style:font-weight-asian="normal" style:font-weight-complex="normal"/>
    </style:style>
    <style:style style:name="P7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44d45d" officeooo:paragraph-rsid="0044d45d" style:font-weight-asian="normal" style:font-weight-complex="normal"/>
    </style:style>
    <style:style style:name="P7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6ebf7" officeooo:paragraph-rsid="0068b437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8b437" style:font-weight-asian="normal" style:font-weight-complex="normal"/>
    </style:style>
    <style:style style:name="P78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9b978" officeooo:paragraph-rsid="0069b978" style:font-weight-asian="normal" style:font-weight-complex="normal"/>
    </style:style>
    <style:style style:name="P7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6bb191" officeooo:paragraph-rsid="006bb191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2bb3b" officeooo:paragraph-rsid="0070fb25" style:font-weight-asian="normal" style:font-weight-complex="normal"/>
    </style:style>
    <style:style style:name="P81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41a07" officeooo:paragraph-rsid="00741a07" style:font-weight-asian="normal" style:font-weight-complex="normal"/>
    </style:style>
    <style:style style:name="P8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83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93632d" officeooo:paragraph-rsid="0093632d" style:font-weight-asian="normal" style:font-weight-complex="normal"/>
    </style:style>
    <style:style style:name="P84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6ebf7" officeooo:paragraph-rsid="0068b437" style:font-weight-asian="bold" style:font-weight-complex="bold"/>
    </style:style>
    <style:style style:name="P8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6bb191" officeooo:paragraph-rsid="006bb191" style:font-weight-asian="bold" style:font-weight-complex="bold"/>
    </style:style>
    <style:style style:name="P8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87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41a07" officeooo:paragraph-rsid="00741a07" style:font-weight-asian="bold" style:font-weight-complex="bold"/>
    </style:style>
    <style:style style:name="P88" style:family="paragraph" style:parent-style-name="Standard">
      <loext:graphic-properties draw:fill="none"/>
      <style:paragraph-properties fo:margin-left="0in" fo:margin-right="0in" fo:text-align="center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font-weight="bold" officeooo:rsid="0076f996" officeooo:paragraph-rsid="0076f996" style:font-weight-asian="bold" style:font-weight-complex="bold"/>
    </style:style>
    <style:style style:name="P89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>
        <style:tab-stops>
          <style:tab-stop style:position="4.5138in"/>
        </style:tab-stops>
      </style:paragraph-properties>
      <style:text-properties fo:color="#800000" fo:font-weight="bold" officeooo:rsid="006c37eb" officeooo:paragraph-rsid="006c37eb" style:font-weight-asian="bold" style:font-weight-complex="bold"/>
    </style:style>
    <style:style style:name="P90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>
        <style:tab-stops>
          <style:tab-stop style:position="4.5138in"/>
        </style:tab-stops>
      </style:paragraph-properties>
      <style:text-properties fo:font-weight="normal" officeooo:rsid="00567851" officeooo:paragraph-rsid="00567851" style:font-weight-asian="normal" style:font-weight-complex="normal"/>
    </style:style>
    <style:style style:name="P91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40821" officeooo:paragraph-rsid="00140821" style:font-weight-asian="normal" style:font-weight-complex="normal"/>
    </style:style>
    <style:style style:name="P92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78fe0" officeooo:paragraph-rsid="00178fe0" style:font-weight-asian="normal" style:font-weight-complex="normal"/>
    </style:style>
    <style:style style:name="P93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18ebee" officeooo:paragraph-rsid="0018ebee" style:font-weight-asian="normal" style:font-weight-complex="normal"/>
    </style:style>
    <style:style style:name="P94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a688a" officeooo:paragraph-rsid="002a688a" style:font-weight-asian="normal" style:font-weight-complex="normal"/>
    </style:style>
    <style:style style:name="P95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981f" officeooo:paragraph-rsid="002b981f" style:font-weight-asian="normal" style:font-weight-complex="normal"/>
    </style:style>
    <style:style style:name="P96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bfda8" officeooo:paragraph-rsid="002bfda8" style:font-weight-asian="normal" style:font-weight-complex="normal"/>
    </style:style>
    <style:style style:name="P97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c89ae" officeooo:paragraph-rsid="002c89ae" style:font-weight-asian="normal" style:font-weight-complex="normal"/>
    </style:style>
    <style:style style:name="P98" style:family="paragraph" style:parent-style-name="Standard" style:list-style-name="L2">
      <style:paragraph-properties fo:text-align="justify" style:justify-single-word="false">
        <style:tab-stops>
          <style:tab-stop style:position="4.5138in"/>
        </style:tab-stops>
      </style:paragraph-properties>
      <style:text-properties fo:font-weight="normal" officeooo:rsid="002e1d9f" officeooo:paragraph-rsid="002e1d9f" style:font-weight-asian="normal" style:font-weight-complex="normal"/>
    </style:style>
    <style:style style:name="P99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6f996" officeooo:paragraph-rsid="0076f996" style:font-weight-asian="normal" style:font-weight-complex="normal"/>
    </style:style>
    <style:style style:name="P100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75dd5" officeooo:paragraph-rsid="00775dd5" style:font-weight-asian="normal" style:font-weight-complex="normal"/>
    </style:style>
    <style:style style:name="P101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a5c9e" officeooo:paragraph-rsid="007a5c9e" style:font-weight-asian="normal" style:font-weight-complex="normal"/>
    </style:style>
    <style:style style:name="P102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0004" officeooo:paragraph-rsid="007d0004" style:font-weight-asian="normal" style:font-weight-complex="normal"/>
    </style:style>
    <style:style style:name="P103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7d9c5b" officeooo:paragraph-rsid="007d9c5b" style:font-weight-asian="normal" style:font-weight-complex="normal"/>
    </style:style>
    <style:style style:name="P104" style:family="paragraph" style:parent-style-name="Standard" style:list-style-name="L4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13a95" officeooo:paragraph-rsid="00813a95" style:font-weight-asian="normal" style:font-weight-complex="normal"/>
    </style:style>
    <style:style style:name="P105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2b86" officeooo:paragraph-rsid="00862b86" style:font-weight-asian="normal" style:font-weight-complex="normal"/>
    </style:style>
    <style:style style:name="P106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909e" officeooo:paragraph-rsid="0086909e" style:font-weight-asian="normal" style:font-weight-complex="normal"/>
    </style:style>
    <style:style style:name="P107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6a85d" officeooo:paragraph-rsid="0086a85d" style:font-weight-asian="normal" style:font-weight-complex="normal"/>
    </style:style>
    <style:style style:name="P108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8819e" officeooo:paragraph-rsid="0088819e" style:font-weight-asian="normal" style:font-weight-complex="normal"/>
    </style:style>
    <style:style style:name="P109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b2064" officeooo:paragraph-rsid="008b2064" style:font-weight-asian="normal" style:font-weight-complex="normal"/>
    </style:style>
    <style:style style:name="P110" style:family="paragraph" style:parent-style-name="Standard" style:list-style-name="L6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082ca" officeooo:paragraph-rsid="00b082ca" style:font-weight-asian="normal" style:font-weight-complex="normal"/>
    </style:style>
    <style:style style:name="P111" style:family="paragraph" style:parent-style-name="Standard" style:list-style-name="L7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36caf" officeooo:paragraph-rsid="00b36caf" style:font-weight-asian="normal" style:font-weight-complex="normal"/>
    </style:style>
    <style:style style:name="P112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65339" officeooo:paragraph-rsid="00b65339" style:font-weight-asian="normal" style:font-weight-complex="normal"/>
    </style:style>
    <style:style style:name="P113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836aa" officeooo:paragraph-rsid="00b836aa" style:font-weight-asian="normal" style:font-weight-complex="normal"/>
    </style:style>
    <style:style style:name="P114" style:family="paragraph" style:parent-style-name="Standard" style:list-style-name="L8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1560" officeooo:paragraph-rsid="00bb1560" style:font-weight-asian="normal" style:font-weight-complex="normal"/>
    </style:style>
    <style:style style:name="P115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ace4" officeooo:paragraph-rsid="00bbace4" style:font-weight-asian="normal" style:font-weight-complex="normal"/>
    </style:style>
    <style:style style:name="P116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be7fc" officeooo:paragraph-rsid="00bbe7fc" style:font-weight-asian="normal" style:font-weight-complex="normal"/>
    </style:style>
    <style:style style:name="P117" style:family="paragraph" style:parent-style-name="Standard" style:list-style-name="L9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11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bdba53" officeooo:paragraph-rsid="00bdba53" style:font-weight-asian="normal" style:font-weight-complex="normal"/>
    </style:style>
    <style:style style:name="P11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0e33e" officeooo:paragraph-rsid="00c0e33e" style:font-weight-asian="normal" style:font-weight-complex="normal"/>
    </style:style>
    <style:style style:name="P12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255de" officeooo:paragraph-rsid="00c255de" style:font-weight-asian="normal" style:font-weight-complex="normal"/>
    </style:style>
    <style:style style:name="P12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389d8" officeooo:paragraph-rsid="00c389d8" style:font-weight-asian="normal" style:font-weight-complex="normal"/>
    </style:style>
    <style:style style:name="P12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527eb" style:font-weight-asian="normal" style:font-weight-complex="normal"/>
    </style:style>
    <style:style style:name="P123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527eb" officeooo:paragraph-rsid="00c7181e" style:font-weight-asian="normal" style:font-weight-complex="normal"/>
    </style:style>
    <style:style style:name="P12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98c12" officeooo:paragraph-rsid="00c98c12" style:font-weight-asian="normal" style:font-weight-complex="normal"/>
    </style:style>
    <style:style style:name="P12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851e" style:font-weight-asian="normal" style:font-weight-complex="normal"/>
    </style:style>
    <style:style style:name="P12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ca811d" officeooo:paragraph-rsid="00cbf050" style:font-weight-asian="normal" style:font-weight-complex="normal"/>
    </style:style>
    <style:style style:name="P12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95167c" officeooo:paragraph-rsid="0095167c" style:font-weight-asian="normal" style:font-weight-complex="normal"/>
    </style:style>
    <style:style style:name="P128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8e0262" officeooo:paragraph-rsid="008e0262" style:font-weight-asian="normal" style:font-weight-complex="normal"/>
    </style:style>
    <style:style style:name="P129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0bfe7" officeooo:paragraph-rsid="00d0bfe7" style:font-weight-asian="normal" style:font-weight-complex="normal"/>
    </style:style>
    <style:style style:name="P130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38b48" officeooo:paragraph-rsid="00d38b48" style:font-weight-asian="normal" style:font-weight-complex="normal"/>
    </style:style>
    <style:style style:name="P131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49767" officeooo:paragraph-rsid="00d49767" style:font-weight-asian="normal" style:font-weight-complex="normal"/>
    </style:style>
    <style:style style:name="P132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13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54a93" officeooo:paragraph-rsid="00d54a93" style:font-weight-asian="normal" style:font-weight-complex="normal"/>
    </style:style>
    <style:style style:name="P134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72652" officeooo:paragraph-rsid="00d72652" style:font-weight-asian="normal" style:font-weight-complex="normal"/>
    </style:style>
    <style:style style:name="P135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8eaf6" officeooo:paragraph-rsid="00d8eaf6" style:font-weight-asian="normal" style:font-weight-complex="normal"/>
    </style:style>
    <style:style style:name="P136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d9c7ff" officeooo:paragraph-rsid="00d9c7ff" style:font-weight-asian="normal" style:font-weight-complex="normal"/>
    </style:style>
    <style:style style:name="P137" style:family="paragraph" style:parent-style-name="Standard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normal" officeooo:rsid="00e16343" officeooo:paragraph-rsid="00e16343" style:font-weight-asian="normal" style:font-weight-complex="normal"/>
    </style:style>
    <style:style style:name="P138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40821" officeooo:paragraph-rsid="00140821"/>
    </style:style>
    <style:style style:name="P139" style:family="paragraph" style:parent-style-name="Standard" style:list-style-name="L1">
      <style:paragraph-properties fo:text-align="justify" style:justify-single-word="false">
        <style:tab-stops>
          <style:tab-stop style:position="4.5138in"/>
        </style:tab-stops>
      </style:paragraph-properties>
      <style:text-properties officeooo:rsid="00178fe0" officeooo:paragraph-rsid="00178fe0"/>
    </style:style>
    <style:style style:name="P140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6d8710" officeooo:paragraph-rsid="006d8710" style:font-weight-asian="bold" style:font-weight-complex="bold"/>
    </style:style>
    <style:style style:name="P141" style:family="paragraph" style:parent-style-name="Standard" style:list-style-name="L3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70fb25" officeooo:paragraph-rsid="0070fb25" style:font-weight-asian="bold" style:font-weight-complex="bold"/>
    </style:style>
    <style:style style:name="P142" style:family="paragraph" style:parent-style-name="Standard" style:list-style-name="L5">
      <loext:graphic-properties draw:fill="none"/>
      <style:paragraph-properties fo:text-align="justify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8b2064" officeooo:paragraph-rsid="008b2064" style:font-weight-asian="bold" style:font-weight-complex="bold"/>
    </style:style>
    <style:style style:name="P143" style:family="paragraph" style:parent-style-name="Standard">
      <loext:graphic-properties draw:fill="none"/>
      <style:paragraph-properties fo:text-align="center" style:justify-single-word="false" fo:background-color="transparent">
        <style:tab-stops>
          <style:tab-stop style:position="4.5138in"/>
        </style:tab-stops>
      </style:paragraph-properties>
      <style:text-properties fo:font-weight="bold" officeooo:rsid="00d0bfe7" officeooo:paragraph-rsid="00d0bfe7" style:font-weight-asian="bold" style:font-weight-complex="bold"/>
    </style:style>
    <style:style style:name="T1" style:family="text">
      <style:text-properties officeooo:rsid="000b54c4"/>
    </style:style>
    <style:style style:name="T2" style:family="text">
      <style:text-properties officeooo:rsid="000e242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242b" style:font-weight-asian="bold" style:font-weight-complex="bold"/>
    </style:style>
    <style:style style:name="T5" style:family="text">
      <style:text-properties fo:font-weight="bold" officeooo:rsid="004fa7d7" style:font-weight-asian="bold" style:font-weight-complex="bold"/>
    </style:style>
    <style:style style:name="T6" style:family="text">
      <style:text-properties fo:font-weight="bold" officeooo:rsid="0044d45d" style:font-weight-asian="bold" style:font-weight-complex="bold"/>
    </style:style>
    <style:style style:name="T7" style:family="text">
      <style:text-properties fo:font-weight="bold" officeooo:rsid="009de9b4" style:font-weight-asian="bold" style:font-weight-complex="bold"/>
    </style:style>
    <style:style style:name="T8" style:family="text">
      <style:text-properties officeooo:rsid="000ed7e2"/>
    </style:style>
    <style:style style:name="T9" style:family="text">
      <style:text-properties officeooo:rsid="00126a4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60597" style:font-weight-asian="normal" style:font-weight-complex="normal"/>
    </style:style>
    <style:style style:name="T12" style:family="text">
      <style:text-properties fo:font-weight="normal" officeooo:rsid="0069b978" style:font-weight-asian="normal" style:font-weight-complex="normal"/>
    </style:style>
    <style:style style:name="T13" style:family="text">
      <style:text-properties fo:font-weight="normal" officeooo:rsid="006c37eb" style:font-weight-asian="normal" style:font-weight-complex="normal"/>
    </style:style>
    <style:style style:name="T14" style:family="text">
      <style:text-properties fo:font-weight="normal" officeooo:rsid="006d8710" style:font-weight-asian="normal" style:font-weight-complex="normal"/>
    </style:style>
    <style:style style:name="T15" style:family="text">
      <style:text-properties fo:font-weight="normal" officeooo:rsid="006e1042" style:font-weight-asian="normal" style:font-weight-complex="normal"/>
    </style:style>
    <style:style style:name="T16" style:family="text">
      <style:text-properties fo:font-weight="normal" officeooo:rsid="006f0649" style:font-weight-asian="normal" style:font-weight-complex="normal"/>
    </style:style>
    <style:style style:name="T17" style:family="text">
      <style:text-properties fo:font-weight="normal" officeooo:rsid="0070fb25" style:font-weight-asian="normal" style:font-weight-complex="normal"/>
    </style:style>
    <style:style style:name="T18" style:family="text">
      <style:text-properties fo:font-weight="normal" officeooo:rsid="0072bb3b" style:font-weight-asian="normal" style:font-weight-complex="normal"/>
    </style:style>
    <style:style style:name="T19" style:family="text">
      <style:text-properties officeooo:rsid="001c3105"/>
    </style:style>
    <style:style style:name="T20" style:family="text">
      <style:text-properties officeooo:rsid="0025fa2d"/>
    </style:style>
    <style:style style:name="T21" style:family="text">
      <style:text-properties officeooo:rsid="002e1d9f"/>
    </style:style>
    <style:style style:name="T22" style:family="text">
      <style:text-properties officeooo:rsid="002fc8be"/>
    </style:style>
    <style:style style:name="T23" style:family="text">
      <style:text-properties officeooo:rsid="00346d4f"/>
    </style:style>
    <style:style style:name="T24" style:family="text">
      <style:text-properties officeooo:rsid="0036d569"/>
    </style:style>
    <style:style style:name="T25" style:family="text">
      <style:text-properties officeooo:rsid="003ac7e0"/>
    </style:style>
    <style:style style:name="T26" style:family="text">
      <style:text-properties officeooo:rsid="003fb510"/>
    </style:style>
    <style:style style:name="T27" style:family="text">
      <style:text-properties officeooo:rsid="0044d45d"/>
    </style:style>
    <style:style style:name="T28" style:family="text">
      <style:text-properties officeooo:rsid="004c0d3b"/>
    </style:style>
    <style:style style:name="T29" style:family="text">
      <style:text-properties officeooo:rsid="004dd764"/>
    </style:style>
    <style:style style:name="T30" style:family="text">
      <style:text-properties officeooo:rsid="004fa7d7"/>
    </style:style>
    <style:style style:name="T31" style:family="text">
      <style:text-properties officeooo:rsid="0058d5df"/>
    </style:style>
    <style:style style:name="T32" style:family="text">
      <style:text-properties officeooo:rsid="005db31a"/>
    </style:style>
    <style:style style:name="T33" style:family="text">
      <style:text-properties officeooo:rsid="005f1ec0"/>
    </style:style>
    <style:style style:name="T34" style:family="text">
      <style:text-properties officeooo:rsid="006276e0"/>
    </style:style>
    <style:style style:name="T35" style:family="text">
      <style:text-properties officeooo:rsid="0070fb25"/>
    </style:style>
    <style:style style:name="T36" style:family="text">
      <style:text-properties officeooo:rsid="0072bb3b"/>
    </style:style>
    <style:style style:name="T37" style:family="text">
      <style:text-properties officeooo:rsid="00775dd5"/>
    </style:style>
    <style:style style:name="T38" style:family="text">
      <style:text-properties officeooo:rsid="0078c9fe"/>
    </style:style>
    <style:style style:name="T39" style:family="text">
      <style:text-properties officeooo:rsid="007b1eed"/>
    </style:style>
    <style:style style:name="T40" style:family="text">
      <style:text-properties officeooo:rsid="007eb9e6"/>
    </style:style>
    <style:style style:name="T41" style:family="text">
      <style:text-properties officeooo:rsid="008318fa"/>
    </style:style>
    <style:style style:name="T42" style:family="text">
      <style:text-properties officeooo:rsid="0084e610"/>
    </style:style>
    <style:style style:name="T43" style:family="text">
      <style:text-properties officeooo:rsid="0086909e"/>
    </style:style>
    <style:style style:name="T44" style:family="text">
      <style:text-properties officeooo:rsid="008f9236"/>
    </style:style>
    <style:style style:name="T45" style:family="text">
      <style:text-properties officeooo:rsid="00921312"/>
    </style:style>
    <style:style style:name="T46" style:family="text">
      <style:text-properties officeooo:rsid="00959dba"/>
    </style:style>
    <style:style style:name="T47" style:family="text">
      <style:text-properties officeooo:rsid="009a556c"/>
    </style:style>
    <style:style style:name="T48" style:family="text">
      <style:text-properties officeooo:rsid="009de9b4"/>
    </style:style>
    <style:style style:name="T49" style:family="text">
      <style:text-properties officeooo:rsid="00a7e4fb"/>
    </style:style>
    <style:style style:name="T50" style:family="text">
      <style:text-properties officeooo:rsid="00aa5d9d"/>
    </style:style>
    <style:style style:name="T51" style:family="text">
      <style:text-properties officeooo:rsid="00b662a7"/>
    </style:style>
    <style:style style:name="T52" style:family="text">
      <style:text-properties officeooo:rsid="00b948fd"/>
    </style:style>
    <style:style style:name="T53" style:family="text">
      <style:text-properties officeooo:rsid="00bb85bf"/>
    </style:style>
    <style:style style:name="T54" style:family="text">
      <style:text-properties officeooo:rsid="00c1560f"/>
    </style:style>
    <style:style style:name="T55" style:family="text">
      <style:text-properties officeooo:rsid="00c7181e"/>
    </style:style>
    <style:style style:name="T56" style:family="text">
      <style:text-properties officeooo:rsid="00cb851e"/>
    </style:style>
    <style:style style:name="T57" style:family="text">
      <style:text-properties officeooo:rsid="00cbf050"/>
    </style:style>
    <style:style style:name="T58" style:family="text">
      <style:text-properties officeooo:rsid="00d18e4a"/>
    </style:style>
    <style:style style:name="T59" style:family="text">
      <style:text-properties officeooo:rsid="00d1d4a3"/>
    </style:style>
    <style:style style:name="T60" style:family="text">
      <style:text-properties officeooo:rsid="00d9c7ff"/>
    </style:style>
    <style:style style:name="T61" style:family="text">
      <style:text-properties officeooo:rsid="00db0ec9"/>
    </style:style>
    <style:style style:name="T62" style:family="text">
      <style:text-properties officeooo:rsid="00e2b8f5"/>
    </style:style>
    <style:style style:name="T63" style:family="text">
      <style:text-properties officeooo:rsid="00e321a9"/>
    </style:style>
    <style:style style:name="T64" style:family="text">
      <style:text-properties officeooo:rsid="00e33d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хитектура АСОИУ</text:p>
      <text:p text:style-name="P9">Экзамен в конце третьего семестра.</text:p>
      <text:p text:style-name="P9">В конце второго семестра зачет</text:p>
      <text:p text:style-name="P9"/>
      <text:p text:style-name="P9">3 — 4 домашних работы, по каждой работе отчет <text:span text:style-name="T1">+ контрольные вопросы, требующие письменные ответы</text:span></text:p>
      <text:p text:style-name="P9"/>
      <text:p text:style-name="P10">Работа над контрольными вопросами преследует практическую цель получить автомат на экзамене.</text:p>
      <text:p text:style-name="P10"/>
      <text:p text:style-name="P11">Всего к концу третьего семестра порядка 60 вопросов, для успешной сдачи достаточно ответить на 50% + 1 <text:span text:style-name="T2">(но все зависит от качества и темпа работы)</text:span><text:span text:style-name="T4"> Обязательно без грамматических ошибок</text:span></text:p>
      <text:p text:style-name="P12"/>
      <text:p text:style-name="P12">Каждый получит тему курсовой работы. Вначале б<text:span text:style-name="T8">у</text:span>дет нео<text:span text:style-name="T8">б</text:span>ходимо разработать литерат, а в следующем семестре пояснительную записку</text:p>
      <text:p text:style-name="P12"/>
      <text:p text:style-name="P13">В реферате нужно кратко изложить суть <text:span text:style-name="T9">двух трех вопросов, которые не касаются темы курсовой работы</text:span>. <text:span text:style-name="T9">Первый абзац: реферат посвященн теме со ссылкой на первоисточник. 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6"/>
      <text:p text:style-name="P13"/>
      <text:p text:style-name="P3">Лекция 1</text:p>
      <text:p text:style-name="P14"><text:s/></text:p>
      <text:p text:style-name="P15">Темы семестра:</text:p>
      <text:list xml:id="list1316596867411214427" text:style-name="L1">
        <text:list-item>
          <text:p text:style-name="P91">Этимологический анализ архитектуры АСОИУ</text:p>
        </text:list-item>
        <text:list-item>
          <text:p text:style-name="P138"><text:span text:style-name="T10">Примеры архитектур автоматизированных систем обработки информации и управления (ГАС «Контур», </text:span><text:span text:style-name="T11">ГАС «Выборы», ГАС «ГРМ»)</text:span></text:p>
        </text:list-item>
        <text:list-item>
          <text:p text:style-name="P139"><text:span text:style-name="T11">Т</text:span><text:span text:style-name="T10">енденции автоматизации</text:span></text:p>
        </text:list-item>
        <text:list-item>
          <text:p text:style-name="P92">Базовая функционально — структурная модель архитектуры АСОИУ</text:p>
        </text:list-item>
        <text:list-item>
          <text:p text:style-name="P93">Базовая модель поведения пользователя в архитектуре АСОИУ</text:p>
        </text:list-item>
      </text:list>
      <text:p text:style-name="P11"/>
      <text:p text:style-name="P11"/>
      <text:p text:style-name="P11"/>
      <text:p text:style-name="P11"/>
      <text:p text:style-name="P2">Архитектура автоматизированных систем обработки информации и управления</text:p>
      <text:p text:style-name="P2"/>
      <text:p text:style-name="P17">Существуют эзотерические и экзотерические знания.</text:p>
      <text:p text:style-name="P17">Эзотерические — доступные посвященным, избранным, профессионалам.</text:p>
      <text:p text:style-name="P17">Экзотерические знания — общедоступные знания.</text:p>
      <text:p text:style-name="P17"/>
      <text:p text:style-name="P17">Система — главный термин этого термина — <text:span text:style-name="T19">выделенное из окружающей действительности целое, направленное на достижение определенной цели (целей) и состоящее из закономерно расположенных и взаимосвязанных в пространстве и взаимодействующих во времени </text:span><text:soft-page-break/><text:span text:style-name="T19">составных элементов, обеспечивающих целому системное свойство, которым не обладает ни один из элементов по отдельности.</text:span></text:p>
      <text:p text:style-name="P17"/>
      <text:p text:style-name="P18">Действительность — все то, что доступно разуму человека и воздействует или может воздействовать на его органы чувств.</text:p>
      <text:p text:style-name="P18"/>
      <text:p text:style-name="P19">Разум — способность человека понимать свое место и предназначение, а также все то, что происходит с ним и вокруг него в окружающей действительности.</text:p>
      <text:p text:style-name="P19"/>
      <text:p text:style-name="P20">Цель — это будущий результат </text:p>
      <text:p text:style-name="P20"/>
      <text:p text:style-name="P21">Элемент — составная част<text:span text:style-name="T20">ь </text:span>системы, которая <text:span text:style-name="T20">подразумевается</text:span> или рассматривается как единое целое</text:p>
      <text:p text:style-name="P21"/>
      <text:p text:style-name="P22">Свойство — индикатор или признак отличающий одно от другого.</text:p>
      <text:p text:style-name="P22"/>
      <text:p text:style-name="P22"/>
      <text:p text:style-name="P23">Из данного определения вытекают следующие свойства:</text:p>
      <text:list xml:id="list8948439257749115237" text:style-name="L2">
        <text:list-item>
          <text:p text:style-name="P94">Любая система персонифицирована (имеет автора в лице конкретного человека либо коллектива)</text:p>
        </text:list-item>
        <text:list-item>
          <text:p text:style-name="P94">Система целесообразна (перед любой системой стоит цель или множество целей)</text:p>
        </text:list-item>
        <text:list-item>
          <text:p text:style-name="P94">Любая система имеет четкие границы</text:p>
        </text:list-item>
        <text:list-item>
          <text:p text:style-name="P95">Система, поскольку ее составные части закономерно расположенны в пространстве, имеет статичную структуру.</text:p>
        </text:list-item>
        <text:list-item>
          <text:p text:style-name="P96">Составные элементы, из которых состоит система, постоянно взаимодействуют, следовательно система динамична.</text:p>
        </text:list-item>
        <text:list-item>
          <text:p text:style-name="P97">Система является составной частью действительности из которой она выделена <text:span text:style-name="T21">(составные части системы, как физические тела взаимодействуют)</text:span></text:p>
        </text:list-item>
        <text:list-item>
          <text:p text:style-name="P98">Часть действительности, которая воздействует на систему называется окружающей средой</text:p>
        </text:list-item>
        <text:list-item>
          <text:p text:style-name="P98">В свою очередь система воздействует на окружающую среду</text:p>
        </text:list-item>
        <text:list-item>
          <text:p text:style-name="P98">Интенсивность воздействия окружающей среды на систему обратно пропорционально <text:s/>расстоянию</text:p>
        </text:list-item>
      </text:list>
      <text:p text:style-name="P24"/>
      <text:p text:style-name="P55">рисунок 1</text:p>
      <text:p text:style-name="P24"/>
      <text:p text:style-name="P25">Распространенным является понятие объект</text:p>
      <text:p text:style-name="P25">Объект — система, которая контекстно (т. е. При рассмотрении того или иного объекта) считается неделимым целым.</text:p>
      <text:p text:style-name="P25">Имеет место два случая: когда детализация объекта неважна, или когда внутреннее устройство системы нам не известна.</text:p>
      <text:p text:style-name="P25"/>
      <text:p text:style-name="P26">Объект, внутреннее устройство которого не известно, называется черным ящиком </text:p>
      <text:p text:style-name="P56">рисунок 2</text:p>
      <text:p text:style-name="P26"/>
      <text:p text:style-name="P26">Представление черного ящика является моделью окружающей действительности.</text:p>
      <text:p text:style-name="P26"/>
      <text:p text:style-name="P26"><text:span text:style-name="T3">Модель</text:span> — приближенное описание части действительности, учитывающее наиболее существенные ее свойства, с помощью пригодных для этого выразительных средств <text:span text:style-name="T22">(вербальных, формальных, физических и их возможных комбинаций)</text:span>.</text:p>
      <text:p text:style-name="P26"/>
      <text:p text:style-name="P26"/>
      <text:p text:style-name="P4"><text:soft-page-break/>Лекция 2</text:p>
      <text:p text:style-name="P58">Вербальные выразительные свойства — язык двух модальностей: речь и текст. </text:p>
      <text:p text:style-name="P59">Значительно многообразнее формальные выразительные средства. К ним относятся схемы, графики, картины, <text:span text:style-name="T23">звук, цвет, свет, математический язык в виде формул, уравнений и других абстрактных конструкций, как точка, множество, пространство и тд, языки программирования, аудио, видео, мультимедиа.</text:span></text:p>
      <text:p text:style-name="P60">Физические выразительные средства — упрощенные и уменьшенные копии реальных объектов, <text:span text:style-name="T24">соответствующие критериям подобия, которое гарантирует идентичность процессов в уменьшенной копии и реальном объекте. </text:span></text:p>
      <text:p text:style-name="P60"/>
      <text:p text:style-name="P60"/>
      <text:p text:style-name="P61">Критерий подобия — критерий Рейндолье.</text:p>
      <text:p text:style-name="P61"/>
      <text:p text:style-name="P62">Классы моделей: вербальные (естественным языком), изобразительные (в виде схем, графиков, рисунков), живописные модели ( в виде художественных полотен и картин), математические модели (также называют аналитические), программные модели, <text:span text:style-name="T25">физические (также известны как моторные) модели, видео модели, аудио модели, мультимедийные модели.</text:span></text:p>
      <text:p text:style-name="P62"/>
      <text:p text:style-name="P63"><text:span text:style-name="T3">Моделирование</text:span> — разработка и применение моделей для изучени<text:span text:style-name="T26">я и</text:span> понимания окружающей <text:span text:style-name="T26">действительности.</text:span></text:p>
      <text:p text:style-name="P63"/>
      <text:p text:style-name="P64"><text:span text:style-name="T3">Реальная действительность</text:span> — все то, что действует на органы чувств человека.</text:p>
      <text:p text:style-name="P65"><text:span text:style-name="T3">Виртуальная действительность</text:span> — все то, что искусственно создано и дополняет окружение человека.</text:p>
      <text:p text:style-name="P65"/>
      <text:p text:style-name="P75">Системы бывают разные</text:p>
      <text:p text:style-name="P65"><text:span text:style-name="T27">по способности к целеполаганию: </text:span><text:span text:style-name="T6">целенаправленные системы</text:span><text:span text:style-name="T27"> (системы предназначенные для целей, которые заданны из вне, заранее сформулированы), </text:span><text:span text:style-name="T6">целеустремленные системы</text:span><text:span text:style-name="T27"> (система, способная достигать сформулированных самостоятельно целей), </text:span><text:span text:style-name="T6">человеко — машинные системы</text:span><text:span text:style-name="T27"> (система, состоящая из двух частей: человека или коллектива людей и машинной части, и характеризующейся диспропорцией способностей частей к целеполаганию, человеко-машинная система ), </text:span><text:span text:style-name="T6">самоорганизующаяся система</text:span><text:span text:style-name="T27"> (динамическая и диссипативная система, которая, находясь в состоянии хаоса, способна самопроизвольно принять непредсказуемое состояние устойчивого порядка, единственный класс систем, которым, не применимо понятие цель). </text:span></text:p>
      <text:p text:style-name="P65"/>
      <text:p text:style-name="P66">Помимо всего система может быть автоматизированна.</text:p>
      <text:p text:style-name="P66"><text:span text:style-name="T3">Автоматизация</text:span> — это разработка средств вычислительной техники <text:span text:style-name="T28">и внедрение его в трудовую деятельность человека для усиления его интеллекта.</text:span></text:p>
      <text:p text:style-name="P67"><text:span text:style-name="T3">Интеллект</text:span> — <text:span text:style-name="T29">величина, характеризующая количественную способность разума.</text:span></text:p>
      <text:p text:style-name="P67"/>
      <text:p text:style-name="P68"><text:span text:style-name="T3">Автоматизированная система</text:span> — состоящая из человека или коллектива людей и средств вычислительной техники, организованных соответствующим образом. Необходимо иметь в виду, что автоматизация является частным случаем механизации. </text:p>
      <text:p text:style-name="P68"><text:span text:style-name="T5">Механизация</text:span><text:span text:style-name="T30"> — это <text:s/>разработка механических устройств (механизмов и машин) и внедрение их в трудовую деятельность человека с целью увеличения его мышечной энергии, повышения производительности труда и уменьшения вредных нагрузок на организм различной физической природы (физических, тепловых, энергетических, психических)</text:span></text:p>
      <text:p text:style-name="P68"/>
      <text:p text:style-name="P69"><text:span text:style-name="T3">Автомат</text:span> — это упорядоченное множество устройств, реализующее трудовые действия взамен человека, но под его контролем.</text:p>
      <text:p text:style-name="P90"><text:soft-page-break/><text:span text:style-name="T3">Автоматическая система</text:span> — это система состоящая из автоматов и функционирующая самостоятельно, но под контролем человека. </text:p>
      <text:p text:style-name="P70"/>
      <text:p text:style-name="P71"><text:span text:style-name="T3">Структурная схема</text:span> — упорядоченное множество <text:span text:style-name="T31">конструктивный</text:span> элементов и физических связей между ними.</text:p>
      <text:p text:style-name="P72"><text:span text:style-name="T3">Функциональные схемы</text:span> — упорядоченные множества реализуемых в системе функций и их логических связей.</text:p>
      <text:p text:style-name="P72"/>
      <text:p text:style-name="P73">Структурные и функциональные связи представляются в виде прямоугольников, соедин<text:span text:style-name="T34">енн</text:span>ых горизонтальными или вертикальными тонкими линиями, стрелками <text:span text:style-name="T32">(</text:span>однонаправленными или двунаправленными). <text:span text:style-name="T33">В прямоугольники вписываются названия либо конструктивного элемента, либо названия функции. При этом правила требуют, чтобы конструктивный (физический) элемент назывался именем существительным либо словосочетанием на основе существительного, а для названия функции должен использоваться глагол или глагольное словосочетание. Однако на реальных схемах это правило часто не выполняется, однако когда ситуация оказывается принципиальной, его нужно иметь ввиду. </text:span></text:p>
      <text:p text:style-name="P73"/>
      <text:p text:style-name="P74"><text:span text:style-name="T3">Управление</text:span> — перевод объекта их текущего состояния в требуемое.</text:p>
      <text:p text:style-name="P74"/>
      <text:p text:style-name="P84">Система управления<text:span text:style-name="T10"> — замкнутая система, состоящая из объекта управления и конт</text:span><text:span text:style-name="T12">тур</text:span><text:span text:style-name="T10">а обратной связи.</text:span></text:p>
      <text:p text:style-name="P76"><text:s/></text:p>
      <text:p text:style-name="P77"/>
      <text:p text:style-name="P77"/>
      <text:p text:style-name="P84"/>
      <text:p text:style-name="P89"><text:span text:style-name="T12">р</text:span><text:span text:style-name="T10">исунок 3</text:span></text:p>
      <text:p text:style-name="P77"/>
      <text:p text:style-name="P77"/>
      <text:p text:style-name="P77"/>
      <text:p text:style-name="P77"/>
      <text:p text:style-name="P84"/>
      <text:p text:style-name="P77"/>
      <text:p text:style-name="P77"/>
      <text:p text:style-name="P78">Различается два контура обратной связи: положительный и отрицательный, если при управлении входной контур изменяется в одном управлении — тот этот контур положительный.</text:p>
      <text:p text:style-name="P78">Если при управлении входной вектор меняется в обоих направлениях — тот этот контур отрицательный.</text:p>
      <text:p text:style-name="P78"/>
      <text:p text:style-name="P85"><text:span text:style-name="T10">Контур обратной связи мо</text:span><text:span text:style-name="T14">ж</text:span><text:span text:style-name="T10">ет быть реализован по-разному, </text:span><text:span text:style-name="T13">важен способ реализации контура обратной связи:</text:span></text:p>
      <text:list xml:id="list3046384742213200026" text:style-name="L3">
        <text:list-item>
          <text:p text:style-name="P140"><text:span text:style-name="T10">С</text:span><text:span text:style-name="T13"> </text:span><text:span text:style-name="T10">помощью автоматов — система автоматического управления (</text:span><text:span text:style-name="T35">САУ</text:span><text:span text:style-name="T10">), означающая что управление осуществляется системой самостоятельно без участия человека, но под его контролем</text:span></text:p>
        </text:list-item>
        <text:list-item>
          <text:p text:style-name="P140"><text:span text:style-name="T10">С помощью человека или коллектива людей — </text:span><text:span text:style-name="T15">включая и те случаи, когда человек или коллектив использует измерительну</text:span><text:span text:style-name="T16">ю</text:span><text:span text:style-name="T15"> аппаратуру, вычислительные устройства, </text:span><text:span text:style-name="T16">но управляющ</text:span><text:span text:style-name="T17">ее решение человек или коллектив принимает самостоятельно. В этом случае мы имеем дело с ручной системой управления (</text:span><text:span text:style-name="T36">РСУ</text:span><text:span text:style-name="T17">)</text:span></text:p>
        </text:list-item>
        <text:list-item>
          <text:p text:style-name="P141"><text:span text:style-name="T10">В контур обратной связи, реализуемой автоматом, включен человек или коллектив. В этом случае имеет место автоматическая система управления (</text:span>АСУ<text:span text:style-name="T10">)</text:span></text:p>
        </text:list-item>
      </text:list>
      <text:p text:style-name="P79"/>
      <text:p text:style-name="P86"><text:soft-page-break/><text:span text:style-name="T10">Системы автоматического управления используются в тех случаях, когда объект управления хорошо структурирован</text:span><text:span text:style-name="T18"> (досконально изучен и для него построена адекватная (описывающая неточно, но достаточно приближенно) математическая или физическая модель) Это любой летательный аппарат, который на отдельных интервалах своей траектории может работать автоматически от начала до конца.</text:span></text:p>
      <text:p text:style-name="P80"/>
      <text:p text:style-name="P80"/>
      <text:p text:style-name="P80"/>
      <text:p text:style-name="P80"/>
      <text:p text:style-name="P87"><text:span text:style-name="T18">М</text:span><text:span text:style-name="T10">ожет ли быть система управления разомкнутой</text:span></text:p>
      <text:p text:style-name="P81"/>
      <text:p text:style-name="P81"/>
      <text:p text:style-name="P88">Лекция 4</text:p>
      <text:p text:style-name="P82">Социально-технологические объекты — большинство промышленных предприятий.</text:p>
      <text:p text:style-name="P82">Социально-организационные объекты — мин<text:span text:style-name="T42">и</text:span>стерства, ведомства, и другие организации.</text:p>
      <text:p text:style-name="P83">Рис 4</text:p>
      <text:p text:style-name="P83"/>
      <text:p text:style-name="P82">Обладают рядом особенностей:</text:p>
      <text:list xml:id="list209894684403651817" text:style-name="L4">
        <text:list-item>
          <text:p text:style-name="P99">Значительный удельный вес человеческого фактора (включенные в систему люди наделены конкретными функциями, для реализации которых они выполняют в большей своей части повседневную рутинную работу, <text:span text:style-name="T37">решая одни и те же задачи для разных исходных данных)</text:span></text:p>
        </text:list-item>
        <text:list-item>
          <text:p text:style-name="P100">Значительные информационные потоки, которые формируют многочисленные сообщения, причем не автоматические, а специально выделенными для этого специалистами, т. е. Со значительной долей ручного труда, <text:span text:style-name="T38">при этом специалисты могут использовать соответствующие устройства и вычислительную технику.</text:span></text:p>
        </text:list-item>
        <text:list-item>
          <text:p text:style-name="P101">Управляющее воздействие не вычисляется, а принимаются и вырабатываются управленческие решения, в том числе и на коллегиальной основе с использованием специальным образом структурированной разнообразной информации, <text:span text:style-name="T39">в том числе и мультимедийной, в реальном режиме времени.</text:span></text:p>
        </text:list-item>
        <text:list-item>
          <text:p text:style-name="P102">Принятые управленческие решения реализуются не автоматически, а человеком, т. е. Первым лицом на объекте управления и его аппаратом</text:p>
        </text:list-item>
        <text:list-item>
          <text:p text:style-name="P103">Возникает <text:span text:style-name="T40">аддитивная</text:span> необходимость создавать и поддерживать с последующим совершенствованием <text:span text:style-name="T40">привлекательный</text:span> имидж объекта <text:span text:style-name="T40">на основе специально подобранной деловой и рекламной информации и удовлетворять информационные потребности сторонних потребителей.</text:span></text:p>
        </text:list-item>
        <text:list-item>
          <text:p text:style-name="P104">Способность удовлетворять информационные потребности населения в широком смысле этого слова, <text:span text:style-name="T41">исключая непосредственный контакт с чиновниками.</text:span></text:p>
        </text:list-item>
      </text:list>
      <text:p text:style-name="P27">Перечисленные особенности характерны системам двух выделенных видов.</text:p>
      <text:p text:style-name="P27"/>
      <text:p text:style-name="P27"/>
      <text:p text:style-name="P28"><text:span text:style-name="T3">Классы пользователей </text:span>автоматизированных систем </text:p>
      <text:list xml:id="list9206018427466591256" text:style-name="L5">
        <text:list-item>
          <text:p text:style-name="P105"><text:span text:style-name="T3">Лица принимающие решения (ЛПР)</text:span> — первое лицо в организации или на предприятии, директор, генеральный д<text:span text:style-name="T43">ирр</text:span>ектор</text:p>
        </text:list-item>
        <text:list-item>
          <text:p text:style-name="P105"><text:span text:style-name="T3">Лица готовящие решение (ЛГР)</text:span> — аппарат первого лица</text:p>
        </text:list-item>
        <text:list-item>
          <text:p text:style-name="P106"><text:span text:style-name="T3">Коллегия (КЛГ)</text:span> — в научно исследовательском институте — научно исследовательский совет. </text:p>
        </text:list-item>
        <text:list-item>
          <text:p text:style-name="P107"><text:span text:style-name="T3">Лица реализующие сценарий (ЛРС)</text:span> </text:p>
        </text:list-item>
        <text:list-item>
          <text:p text:style-name="P107"><text:span text:style-name="T3">Лица выполняющие работу</text:span> — многочисленные специалисты, выполняющие повседневную работу.</text:p>
        </text:list-item>
        <text:list-item>
          <text:p text:style-name="P108"><text:span text:style-name="T3">Лица исполняющие решение (ЛИР)</text:span> — принятое решение необходимо реализовать</text:p>
        </text:list-item>
        <text:list-item>
          <text:p text:style-name="P142"><text:soft-page-break/>Лица готовящие информацию (ЛГИ)</text:p>
        </text:list-item>
        <text:list-item>
          <text:p text:style-name="P109"><text:span text:style-name="T3">Лица, пользующиеся информацией ЛПИ</text:span> -сторонние пользователи, желающие удовлетворить свои информационные потребности</text:p>
        </text:list-item>
        <text:list-item>
          <text:p text:style-name="P109"><text:span text:style-name="T3">Лица, обеспечивающие функционирование системы</text:span>, к этому классу относятся пользователи, для которых автоматизированная информационная система является предметом труда.</text:p>
        </text:list-item>
      </text:list>
      <text:p text:style-name="P29">Перечисленные классы — это пользователи, для которых АСОИУ является орудием труда, в том смысле, что они <text:span text:style-name="T45">используют</text:span> эту систему для получения информации, необходимой для осуществления действий в своей профессиональной <text:span text:style-name="T45">деятельности.</text:span> </text:p>
      <text:p text:style-name="P29"/>
      <text:p text:style-name="P29">АИС <text:s/>(Автоматизированная исполнительная система) нуждается в обслуживании</text:p>
      <text:p text:style-name="P29"/>
      <text:p text:style-name="P30">Других классов пользователей по большому счету не существует, все пользователи вписываются в <text:s/>существующие.</text:p>
      <text:p text:style-name="P30"/>
      <text:p text:style-name="P30"/>
      <text:p text:style-name="P30"/>
      <text:p text:style-name="P31">Понятие автоматизированная система обработки информации и управления — <text:span text:style-name="T44">это система управления,в контур обратной связи которой включена автоматизированная информационная система.</text:span></text:p>
      <text:p text:style-name="P31"/>
      <text:p text:style-name="P32">Рис 5 <text:span text:style-name="T46">(Графическая модель АСОИУ)</text:span></text:p>
      <text:p text:style-name="P32"/>
      <text:p text:style-name="P32"/>
      <text:p text:style-name="P34">Определение слова «Архитектура»</text:p>
      <text:p text:style-name="P33">В далекой древности, вся техника называлась - «техник», если замечали что-то наиболее красивое, то называли это «Архитектоник» - совершенное, целесообразное, изящное. Человека который творил что-то изящное, назвали «архитектор». <text:span text:style-name="T47">Для древних греков, архитектура — конечный результат творчества. Исходя из этих соображений:</text:span></text:p>
      <text:p text:style-name="P33"/>
      <text:p text:style-name="P35"><text:span text:style-name="T3">Архитектура</text:span> — результат творческого процесса, характеризующийся полезностью и эстетичностью.</text:p>
      <text:p text:style-name="P35"/>
      <text:p text:style-name="P36">Конечно нужно понимать, что архитектура — сложное понятие, поэтому существует множество определений, характеризующих это понятие. Важным является то, что архитектура является составной частью того или иного словосочетания.</text:p>
      <text:p text:style-name="P36"/>
      <text:p text:style-name="P37"><text:span text:style-name="T3">Архитектура объект</text:span><text:span text:style-name="T7">а</text:span> — <text:span text:style-name="T48">это внешний вид или облик объекта без учета его внутреннего устройства или внутреннего строения, как совокупность реальных и чувственных признаков, устанавливающих или определяющих отношение между человеком и объектом. Отношения могут быть положительными или отрицательными, рациональными или нерациональными, враждебными или дружественными.</text:span></text:p>
      <text:p text:style-name="P32"/>
      <text:p text:style-name="P39">Определение понятия Архитектура АСОИУ</text:p>
      <text:p text:style-name="P38"><text:span text:style-name="T3">Архитектура АСОИУ</text:span> — это внешний облик или вид системы, представляемый в виде схем, графиков, таблиц, описаний и тд, без учета внутреннего строения (устройства) системы.</text:p>
      <text:p text:style-name="P38"/>
      <text:p text:style-name="P40">Важным является то, что в этом определении отсутствует чувственный аспект, тархитектура рассматриваемая с точки зрения созерцания.</text:p>
      <text:p text:style-name="P40"/>
      <text:p text:style-name="P40"/>
      <text:p text:style-name="P40"/>
      <text:p text:style-name="P5"><text:soft-page-break/>Лекция 5</text:p>
      <text:p text:style-name="P41"/>
      <text:p text:style-name="P41"><text:span text:style-name="T3">Архитектура АСОИУ</text:span> — понятная, привлекательная и простая информационно — технологическая среда профессиональной деятельности пользователей. <text:span text:style-name="T49">Среда жизнедеятельности пользователей. Среда жизнедеятельности людей.</text:span></text:p>
      <text:p text:style-name="P41"/>
      <text:p text:style-name="P41"/>
      <text:p text:style-name="P42">Сетевое общество это определение учитывает <text:span text:style-name="T50">чувственный</text:span> аспект, учитывает то, что пользователь не сторонний наблюдатель, а его <text:span text:style-name="T50">непосредственная</text:span> главная составляющая часть.</text:p>
      <text:p text:style-name="P45"/>
      <text:p text:style-name="P42"/>
      <text:p text:style-name="P43">Понятность — достижение конкретного смысла при минимуме знаний</text:p>
      <text:p text:style-name="P43"/>
      <text:p text:style-name="P43"><text:span text:style-name="T3">Привлекательность</text:span> — особенность чего-то, определяющая естественную бес принуждения потребность человека в нем</text:p>
      <text:p text:style-name="P43"/>
      <text:p text:style-name="P44"><text:span text:style-name="T3">Простота</text:span> — возможность повседневного использования чего-либо без значимого интелектуального напряжения</text:p>
      <text:p text:style-name="P44"/>
      <text:p text:style-name="P44"/>
      <text:p text:style-name="P46">Любая автоматизированная система должна создаваться не для человека, а с человеком</text:p>
      <text:p text:style-name="P46"/>
      <text:p text:style-name="P47">Интклектуальная технологическая среда — интелектуальность представляется интелектом разработчиков и определяется интеллектом пользователей, в зависимости от опыта пользователей зависит результативность деятельности пользователя в его сфере.</text:p>
      <text:p text:style-name="P47">Информационая составляющая определяется информацией, под которой подразумивается информация вводимая, выводимая, результаты обработки, и программы, вссе они создают субстанцию, которую нельзя пощупать, поторгать, посмотреть, но она превратилась в мощную экономическую составляющую</text:p>
      <text:p text:style-name="P47">Технологическая составляющая — часть системы, которая определяется многими факторами: историческими, культурными и прочими.</text:p>
      <text:p text:style-name="P47"/>
      <text:p text:style-name="P47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57"><text:soft-page-break/>Примеры АСОИУ</text:p>
      <text:list xml:id="list3982054295314751354" text:style-name="L6">
        <text:list-item>
          <text:p text:style-name="P110">ГАС «Контур»</text:p>
        </text:list-item>
        <text:list-item>
          <text:p text:style-name="P110">ГАС «Выборы»</text:p>
        </text:list-item>
        <text:list-item>
          <text:p text:style-name="P110">ГАС «ГРН»</text:p>
        </text:list-item>
      </text:list>
      <text:p text:style-name="P49"/>
      <text:p text:style-name="P49"/>
      <text:p text:style-name="P6">Контур</text:p>
      <text:p text:style-name="P50">Система предназначалась для управления народным хозяйством страны в мирное время и особый период. Начало системы относится к 1970 году. Первая очередь этой системы была создана в первой половине 70х годов (1975 — 1976).</text:p>
      <text:p text:style-name="P50"/>
      <text:p text:style-name="P51">Предпосылки:</text:p>
      <text:list xml:id="list7603134123690652857" text:style-name="L7">
        <text:list-item>
          <text:p text:style-name="P111">состояние холодной войны</text:p>
        </text:list-item>
        <text:list-item>
          <text:p text:style-name="P111">уровень научно технического развития средств вычислительной техники был уже достаточно высок и обеспечивал возможность создания подобной системы</text:p>
        </text:list-item>
      </text:list>
      <text:p text:style-name="P51"/>
      <text:p text:style-name="P52">Смысл любой системы состоит в ответе на вопрос, почему стало необходимым создать оперделенную систему.</text:p>
      <text:p text:style-name="P52"/>
      <text:p text:style-name="P52">Любая система создается для кого-то. «Контур» создвался для высших чинов управления страной в два возможных периода.</text:p>
      <text:p text:style-name="P52"/>
      <text:p text:style-name="P52">Физический смысл любой системы состоит в ответе на вопрос, для кого система создана, конкретно «Контур» - генсек ЦК КПСС и председатель совета министров.</text:p>
      <text:p text:style-name="P52"/>
      <text:p text:style-name="P52">Мы выделели два класса пользователей: ЛПР и ЛГР. </text:p>
      <text:p text:style-name="P52"/>
      <text:p text:style-name="P53">Каждая система характеризуется двумя видами целей: цель создания (что нужно конкретно создать?) и второй вид <text:s/>- цель функционирования (для чего это создано?)</text:p>
      <text:p text:style-name="P53"/>
      <text:p text:style-name="P7">Цели создания:</text:p>
      <text:list xml:id="list4379489036634555027" text:style-name="L8">
        <text:list-item>
          <text:p text:style-name="P112">Обеспечение живучести (способность системы выполнять свои функции при выходе из строя отдельных ее звеньев <text:span text:style-name="T51">в силу разрушительного действия внешней или окружающей среды</text:span>) системы</text:p>
        </text:list-item>
        <text:list-item>
          <text:p text:style-name="P113">Оборудовать пользователей системы автоматизированными рабочими местами <text:span text:style-name="T52">и обеспечить их взаимодействие в реальном масштабе времени</text:span></text:p>
        </text:list-item>
        <text:list-item>
          <text:p text:style-name="P114">Сформировать централизованную базу данных, <text:span text:style-name="T53">характеризующих текущее состояние народного хозяйства </text:span></text:p>
        </text:list-item>
      </text:list>
      <text:p text:style-name="P54"/>
      <text:p text:style-name="P8">Цели функционирования:</text:p>
      <text:list xml:id="list4653823215224976672" text:style-name="L9">
        <text:list-item>
          <text:p text:style-name="P115">Введение централизованной базы данных (накопление, хранение, обновление, поиск)</text:p>
        </text:list-item>
        <text:list-item>
          <text:p text:style-name="P116">Информационное обслуживание пользователей системы в реальном масштабе времени</text:p>
        </text:list-item>
        <text:list-item>
          <text:p text:style-name="P117">Оперативный контроль и управление народным хозяйством</text:p>
        </text:list-item>
      </text:list>
      <text:p text:style-name="P118"/>
      <text:p text:style-name="P118"/>
      <text:p text:style-name="P118"/>
      <text:p text:style-name="P118"/>
      <text:p text:style-name="P143">Лекция 6</text:p>
      <text:p text:style-name="P118"/>
      <text:p text:style-name="P119">Т — табло отображения информации коллективного пользования.</text:p>
      <text:p text:style-name="P119"><text:soft-page-break/>Ахр — автоматизированное хранилище</text:p>
      <text:p text:style-name="P119">КС — каналы связи</text:p>
      <text:p text:style-name="P119">К — камутатор</text:p>
      <text:p text:style-name="P119">АЕРМЛПР — автоматизированное рабочее место лица, принимающего решение</text:p>
      <text:p text:style-name="P119">АРМЛГР — автоматизированные рабочие места лиц, готовящих решение</text:p>
      <text:p text:style-name="P119">УО — управляющий <text:span text:style-name="T54">орган</text:span> (объект)</text:p>
      <text:p text:style-name="P120">АРМЛИР — автоматизированное рабочее место лица, исполняющего решение</text:p>
      <text:p text:style-name="P121">АРМЛГИ — автоматизированное рабочее место лица, готовящего информацию</text:p>
      <text:p text:style-name="P122">СЖО — система жизнеобеспечения</text:p>
      <text:p text:style-name="P123">АСТ — административно-служебный персонал</text:p>
      <text:p text:style-name="P123"/>
      <text:p text:style-name="P123"><text:span text:style-name="T55">ОУ — объекты управления — промышленные предприятия, местные органы власти, категорированные (закрытые) города</text:span></text:p>
      <text:p text:style-name="P124">Хв — входной вектор верхнего звена</text:p>
      <text:p text:style-name="P124">Хн — нижнего звена</text:p>
      <text:p text:style-name="P124">тонкая двунаправленная стрелка — электрическая связь</text:p>
      <text:p text:style-name="P124">двойная стрелочка — транспортная связь</text:p>
      <text:p text:style-name="P124"/>
      <text:p text:style-name="P125">Каждая из трех вычислительных систем (ВС1, ВС2, ВС3) состоит из двух ЭВМ, которые подключенны параллельно (одна рабочая, другая в горячем режиме)</text:p>
      <text:p text:style-name="P125"/>
      <text:p text:style-name="P125"/>
      <text:p text:style-name="P126"><text:span text:style-name="T56">ГАС Контур предназначена для управления народным хозяйством страны в мирное время или в особый период. Она состояла из управляющего органа (руководство страны), </text:span><text:s/><text:span text:style-name="T56">объектов управления, важных для народного хозяйства, рассредоточенных по территории страны и трех главных вычислительных центрах, территориально разобщенных для обеспечения необходимой живучести системы. Объекты управления, управляющий орган и главные вычислительные центры взаимодействовали на основе системы связи, реализованной с использованием государственных телефонных и телеграфных каналов связи. </text:span></text:p>
      <text:p text:style-name="P126"><text:span text:style-name="T57">Система являлась целенаправленной человеко-машинной системой, которой для взаимодействия человека с машиной для ввода — вывода информации звенья системы были снабжены автоматизированными рабочими местами. Обработка информации в системе осуществлялась на ГВЦ на трех вычислительных системах (ВС1, ВС2, ВС3) объединенных в кольцо. Вычислительные системы вс1, вс3 осуществляли информационный обмен с нижними и верхними соответственно, а вс2 осуществляло накапливание, хранение, поиск информации и ее обработку, а также решение пользовательских задач и выдачи им информации по их запросам. Для управления народным хозяйством необходима информация характеризующая прошлое состояние объектов управления, которое вводилось в систему с автоматизированных рабочих мест ЛГИ ввиде донесений периодических (ДПР) и незамедлительных (ДНЗ). Управляющее воздействие принимаемое на управляющем органе (УО) на арм ЛПР вводились в систему ввиде указаний (УКЗ) и передавались для исполнения на автоматизированные рабочие места лиц исполняющих решения (арм лир). О результатах исполнения указания сообщалось на управляющий орган с помощью донесения в ответном указании (ДУК) вводимого в систему с армлги.</text:span></text:p>
      <text:p text:style-name="P129">Оперативное управление функционированием системы осуществлялось с контрольно-командного пункта (ККП) <text:span text:style-name="T59">оперативно-диспетчерским</text:span> персоналом на основе информации отображаемом на табло коллективного пользования (Т) <text:span text:style-name="T58">и автоматизированных рабочих местах диспетчеров о принадлежности. Для перевода систем из текущего состояния в требуемое использовались специальные управляющие сообщения и диррективы.</text:span></text:p>
      <text:p text:style-name="P130">Система функционировала в круглосуточном режиме с коротковременными ежедневыми отключениями для проведения профелактических и регламентных работ.</text:p>
      <text:p text:style-name="P130"/>
      <text:p text:style-name="P131"><text:soft-page-break/>Звенья системы размещались в специальных сооружениях, обеспечивающих живучесть системы. </text:p>
      <text:p text:style-name="P131"/>
      <text:p text:style-name="P131"/>
      <text:p text:style-name="P132"/>
      <text:p text:style-name="P134">Звено — это конструктивная и/или функциональная завершенная часть системы.</text:p>
      <text:p text:style-name="P135"><text:span text:style-name="T60">Нижние з</text:span>венья системы — объекты управления. Количество звеньев в серднем 350.</text:p>
      <text:p text:style-name="P136">Верхнее звено системы — управляющий орган. Одно звено.</text:p>
      <text:p text:style-name="P136">Центральное звено — главный вычислительный центр. Предполагалось 3 (фактически было исполнено 2)</text:p>
      <text:p text:style-name="P136">Система связи — в отличие от предыдущих звеньев, не сосредоточена (распределено в пространстве) </text:p>
      <text:p text:style-name="P136"/>
      <text:p text:style-name="P133">Информационные потоки системы.</text:p>
      <text:p text:style-name="P134">Х<text:span text:style-name="T61">н — Донесения периодические (регулярные донесения разной периодичностью: суточные, месячные, квартальные, годовые), Донесения незамедлительные (случайные донесения). Они характеризовали прошлое состояние объекта управления. Объем суточного периодического донесения — 1кб, месячного — 10кб, квартального — 100кб. Средний объем незамедлительного донесения — 2кб. Чем характеризуются эти случайные величины? Незамедлительное донесение — случайная величина. </text:span></text:p>
      <text:p text:style-name="P137">Интенсивность — в среднем 10 сообщений в (то ли секунду, то ли сутки)</text:p>
      <text:p text:style-name="P137"/>
      <text:p text:style-name="P137">Хв — входной вектор <text:span text:style-name="T62">верхнего звена</text:span>— указания, запросы <text:span text:style-name="T63">на поиск информации в базе данных системы</text:span>, задания на решение задач. <text:span text:style-name="T64">Указание — случайное сообщение. Интенсивность указаний — 100 указаний в сутки. Средний объем указаний — 1000 байт. Запрос на поиск информации — случайная величина, объем запроса — 500 байт. Интенсивность запросов — 5000 в сутки. Задание на решение задач: интенсивность — 50 заданий в сутки, объем задания в среднем 500 байт.</text:span></text:p>
      <text:p text:style-name="P32"/>
      <text:p text:style-name="P31"/>
      <text:p text:style-name="P31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5:50:29.440532590</meta:creation-date>
    <meta:generator>LibreOffice/5.1.6.2$Linux_X86_64 LibreOffice_project/10m0$Build-2</meta:generator>
    <dc:date>2018-03-22T17:23:49.042591709</dc:date>
    <meta:editing-duration>PT6H48M54S</meta:editing-duration>
    <meta:editing-cycles>200</meta:editing-cycles>
    <meta:document-statistic meta:table-count="0" meta:image-count="0" meta:object-count="0" meta:page-count="10" meta:paragraph-count="176" meta:word-count="2536" meta:character-count="21162" meta:non-whitespace-character-count="18721"/>
  </office:meta>
</office:document-meta>
</file>